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master-page-name="MP0">
      <style:paragraph-properties style:page-number="auto" fo:break-before="page"/>
      <style:text-properties fo:language="ru" fo:country="RU"/>
    </style:style>
    <style:style style:name="P3" style:family="paragraph" style:parent-style-name="Standard">
      <style:text-properties fo:language="ru" fo:country="RU" officeooo:paragraph-rsid="00067a8b"/>
    </style:style>
    <style:style style:name="P4" style:family="paragraph" style:parent-style-name="Обычный_20__28_веб_29_">
      <style:text-properties officeooo:paragraph-rsid="00067a8b"/>
    </style:style>
    <style:style style:name="P5" style:family="paragraph" style:parent-style-name="Обычный_20__28_веб_29_">
      <style:text-properties officeooo:rsid="00067a8b" officeooo:paragraph-rsid="00067a8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6b8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6b82"/>
    </style:style>
    <style:style style:name="T5" style:family="text">
      <style:text-properties officeooo:rsid="00066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Идея</text:p>
      <text:p text:style-name="Standard"><text:span text:style-name="Основной_20_шрифт_20_абзаца"><text:span text:style-name="T1">Вы часто замечали за собой, что иногда вам вдруг приходить в голову - »Хм, а ведь у меня дома нету салфеток!»? Но потом дела закручивают вас и вы забываете про это? Есть решение — список покупок!(рабочее название </text:span></text:span>Latar<text:span text:style-name="Основной_20_шрифт_20_абзаца"><text:span text:style-name="T1">).</text:span></text:span></text:p>
      <text:p text:style-name="P1"><text:tab/>Цели</text:p>
      <text:p text:style-name="P1">-Создание приложения списка покупок с простым и понятным графическим интерфейсом</text:p>
      <text:p text:style-name="P1">-Возможность архивирования списка и установление звуковых сигналов на определенное время</text:p>
      <text:p text:style-name="P1">-Возможность поиска ближайшего магазина по картам</text:p>
      <text:p text:style-name="P1">-Анализ расхода финансов и вывод его в удобной визуальной форме</text:p>
      <text:p text:style-name="P1">-Прогнозирование трат на следующий промежуток времени</text:p>
      <text:p text:style-name="P1"><text:tab/>Маркетинг</text:p>
      <text:p text:style-name="Standard"><text:span text:style-name="Основной_20_шрифт_20_абзаца"><text:span text:style-name="T1">- Использование распределеной системы контроля версий — </text:span></text:span>GitHub</text:p>
      <text:p text:style-name="Standard"><text:span text:style-name="Основной_20_шрифт_20_абзаца"><text:span text:style-name="T1">- Работа приложения должна гарантироватся на версия ОС </text:span></text:span>Android<text:span text:style-name="Основной_20_шрифт_20_абзаца"><text:span text:style-name="T1"> не ниже 2.2</text:span></text:span></text:p>
      <text:p text:style-name="Standard"><text:span text:style-name="Основной_20_шрифт_20_абзаца"><text:span text:style-name="T1">- Программа должна позволять экспортировать данные в формате </text:span></text:span>Microsoft<text:span text:style-name="Основной_20_шрифт_20_абзаца"><text:span text:style-name="T1"> </text:span></text:span>Excel</text:p>
      <text:p text:style-name="P1">- Возможность экспорта данных в текстовом формате в облако</text:p>
      <text:p text:style-name="P1">- Разработка удобно и простого интерфейса для пользователяой</text:p>
      <text:p text:style-name="P1">- Создание уникальной системы контроля покупок и контролирование затрат.</text:p>
      <text:p text:style-name="P1"/>
      <text:p text:style-name="P1"><text:tab/>ТЗ</text:p>
      <text:p text:style-name="P1"/>
      <text:p text:style-name="Standard">V <text:span text:style-name="Основной_20_шрифт_20_абзаца"><text:span text:style-name="T1"><text:s/>0.1</text:span></text:span></text:p>
      <text:p text:style-name="P3">Создание приложение в котором возможно создавать список покупок.<text:line-break/></text:p>
      <text:p text:style-name="P3">В данном предложение проектируется:<text:line-break/>- Черновой дизайн</text:p>
      <text:p text:style-name="P1">- Создание одного главного экрана</text:p>
      <text:p text:style-name="Standard"><text:span text:style-name="Основной_20_шрифт_20_абзаца"><text:span text:style-name="T1">- Вместо буквенного обозначения слов, иконки.</text:span></text:span><text:line-break/>- простой ввод продуктов и их количества;<text:line-break/>- автоматическая группировка продуктов в списке.</text:p>
      <text:p text:style-name="P5"/>
      <text:p text:style-name="Обычный_20__28_веб_29_"><text:span text:style-name="Основной_20_шрифт_20_абзаца"><text:span text:style-name="T3">V</text:span></text:span> 0.2</text:p>
      <text:p text:style-name="Обычный_20__28_веб_29_">- облачная синхронизация списков между устройствами, которая позволяет вести списки с другими людьми в реальном времени;<text:line-break/>- возможность создавать несколько списков;<text:line-break/>- созданные списки можно отправить по почте, в сообщении, распечатать или дублировать.</text:p>
      <text:p text:style-name="Обычный_20__28_веб_29_">- Приложение доступно на русском, английском, немецком, итальянском и испанском языках.</text:p>
      <text:p text:style-name="Обычный_20__28_веб_29_">-<text:span text:style-name="T5">Экспорт истории в форматах </text:span><text:span text:style-name="T4">Microsoft Excel</text:span></text:p>
      <text:p text:style-name="Обычный_20__28_веб_29_"><text:span text:style-name="T4">- </text:span><text:span text:style-name="T2">«Умное шаблонизирование» - система сама собой изменяет существующий шаблон под нужды пользователя.</text:span></text:p>
      <text:p text:style-name="P4"><text:span text:style-name="Основной_20_шрифт_20_абзаца"><text:span text:style-name="T4">-</text:span></text:span><text:span text:style-name="T2"> Выставление приоритетов продуктам «Избранное»</text:span></text:p>
      <text:p text:style-name="P4"><text:span text:style-name="T2">- быстрая и удобная навигация по словарю продуктов;<text:line-break/>- автоматическое добавление незнакомых слов в словарь продуктов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fo:language="ru" fo:country="RU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Mr.M</meta:initial-creator>
    <meta:creation-date>2009-04-16T11:32:00Z</meta:creation-date>
    <dc:date>2014-09-08T13:07:52.723000000</dc:date>
    <meta:editing-cycles>3</meta:editing-cycles>
    <meta:editing-duration>PT38M52S</meta:editing-duration>
    <meta:document-statistic meta:table-count="0" meta:image-count="0" meta:object-count="0" meta:page-count="1" meta:paragraph-count="28" meta:word-count="265" meta:character-count="1919" meta:non-whitespace-character-count="167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